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2cm" style:rel-column-width="20793*"/>
    </style:style>
    <style:style style:name="RevisionHistory.B" style:family="table-column">
      <style:table-column-properties style:column-width="5.547cm" style:rel-column-width="22003*"/>
    </style:style>
    <style:style style:name="RevisionHistory.C" style:family="table-column">
      <style:table-column-properties style:column-width="5.733cm" style:rel-column-width="22739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 style:data-style-name="N38">
      <style:table-cell-properties fo:padding="0.097cm" fo:border-left="0.002cm solid #000000" fo:border-right="none" fo:border-top="none" fo:border-bottom="0.002cm solid #000000"/>
    </style:style>
    <style:style style:name="RevisionHistory.B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Standard" style:list-style-name="L1">
      <style:paragraph-properties fo:line-height="115%" style:writing-mode="lr-tb"/>
    </style:style>
    <style:style style:name="P4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date" office:date-value="2013-09-27">
            <text:p text:style-name="Table_20_Contents">Friday, 27 September 2013</text:p>
          </table:table-cell>
          <table:table-cell table:style-name="RevisionHistory.B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1</meta:editing-cycles>
    <dc:date>2013-09-27T09:23:51</dc:date>
    <meta:editing-duration>PT9H22M30S</meta:editing-duration>
    <meta:document-statistic meta:table-count="1" meta:image-count="0" meta:object-count="0" meta:page-count="1" meta:paragraph-count="8" meta:word-count="21" meta:character-count="139"/>
  </office:meta>
</office:document-meta>
</file>